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1.78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2.294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401cm" fo:min-width="2.294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7cm"/>
      <style:paragraph-properties style:writing-mode="lr-tb"/>
    </style:style>
    <style:style style:name="gr10" style:family="graphic" style:parent-style-name="standard">
      <style:graphic-properties draw:fill-color="#faa61a" draw:textarea-horizontal-align="justify" draw:textarea-vertical-align="middle" draw:auto-grow-height="false" fo:min-height="1.401cm" fo:min-width="1.659cm"/>
      <style:paragraph-properties style:writing-mode="lr-tb"/>
    </style:style>
    <style:style style:name="gr11" style:family="graphic" style:parent-style-name="standard">
      <style:graphic-properties draw:fill-color="#faa61a" draw:textarea-horizontal-align="justify" draw:textarea-vertical-align="middle" draw:auto-grow-height="false" fo:min-height="0.666cm" fo:min-width="1.786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7.624cm" fo:min-width="23.249cm"/>
    </style:style>
    <style:style style:name="gr1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paragraph-properties style:writing-mode="lr-tb"/>
      <style:text-properties fo:font-size="15pt" fo:font-style="italic" style:font-size-asian="15pt" style:font-style-asian="italic" style:font-size-complex="15pt" style:font-style-complex="italic"/>
    </style:style>
    <style:style style:name="P6" style:family="paragraph">
      <loext:graphic-properties draw:fill-color="#faa61a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1.905cm" svg:x="7.407cm" svg:y="3.54cm">
          <text:p text:style-name="P1"><text:span text:style-name="T1">S</text:span><text:span text:style-name="T1">ol</text:span><text:span text:style-name="T1">ar </text:span><text:span text:style-name="T1">A</text:span><text:span text:style-name="T1">rr</text:span><text:span text:style-name="T1">a</text:span><text:span text:style-name="T1">y</text:span><text:span text:style-name="T1"><text:line-break/></text:span><text:span text:style-name="T1">R</text:span><text:span text:style-name="T1">e</text:span><text:span text:style-name="T1">g</text:span><text:span text:style-name="T1">ul</text:span><text:span text:style-name="T1">at</text:span><text:span text:style-name="T1">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286cm" svg:x="9.947cm" svg:y="6.588cm">
          <text:p text:style-name="P1"><text:span text:style-name="T2">B</text:span><text:span text:style-name="T2">a</text:span><text:span text:style-name="T2">t</text:span><text:span text:style-name="T2">t</text:span><text:span text:style-name="T2">e</text:span><text:span text:style-name="T2">r</text:span><text:span text:style-name="T2">y</text:span><text:span text:style-name="T2"><text:line-break/></text:span><text:span text:style-name="T2">C</text:span><text:span text:style-name="T2">h</text:span><text:span text:style-name="T2">a</text:span><text:span text:style-name="T2">r</text:span><text:span text:style-name="T2">g</text:span><text:span text:style-name="T2">e</text:span><text:span text:style-name="T2">r</text:span><text:span text:style-name="T2"><text:line-break/></text:span><text:span text:style-name="T2">R</text:span><text:span text:style-name="T2">e</text:span><text:span text:style-name="T2">g</text:span><text:span text:style-name="T2">u</text:span><text:span text:style-name="T2">l</text:span><text:span text:style-name="T2">a</text:span><text:span text:style-name="T2">t</text:span><text:span text:style-name="T2">o</text:span><text:span text:style-name="T2">r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629cm" svg:y1="4.048cm" svg:x2="7.407cm" svg:y2="4.048cm">
          <text:p/>
        </draw:line>
        <draw:line draw:style-name="gr3" draw:text-style-name="P2" draw:layer="layout" svg:x1="5.629cm" svg:y1="4.048cm" svg:x2="5.629cm" svg:y2="8.112cm">
          <text:p/>
        </draw:line>
        <draw:line draw:style-name="gr3" draw:text-style-name="P2" draw:layer="layout" svg:x1="3.47cm" svg:y1="4.937cm" svg:x2="5.629cm" svg:y2="4.937cm">
          <text:p/>
        </draw:line>
        <draw:line draw:style-name="gr3" draw:text-style-name="P2" draw:layer="layout" svg:x1="3.47cm" svg:y1="5.826cm" svg:x2="5.629cm" svg:y2="5.826cm">
          <text:p/>
        </draw:line>
        <draw:custom-shape draw:style-name="gr4" draw:text-style-name="P3" draw:layer="layout" svg:width="0.508cm" svg:height="0.381cm" draw:transform="rotate (-1.5707963267949) translate (4.613cm 4.6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4.613cm" svg:y1="5.191cm" svg:x2="4.613cm" svg:y2="4.683cm">
          <text:p/>
        </draw:line>
        <draw:custom-shape draw:style-name="gr4" draw:text-style-name="P3" draw:layer="layout" svg:width="0.508cm" svg:height="0.381cm" draw:transform="rotate (-1.5707963267949) translate (4.613cm 5.58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4.613cm" svg:y1="6.092cm" svg:x2="4.613cm" svg:y2="5.584cm">
          <text:p/>
        </draw:line>
        <draw:line draw:style-name="gr5" draw:text-style-name="P2" draw:layer="layout" svg:x1="4.232cm" svg:y1="6.434cm" svg:x2="4.232cm" svg:y2="7.531cm">
          <text:p/>
        </draw:line>
        <draw:line draw:style-name="gr3" draw:text-style-name="P2" draw:layer="layout" svg:x1="9.636cm" svg:y1="4.556cm" svg:x2="16.875cm" svg:y2="4.556cm">
          <text:p/>
        </draw:line>
        <draw:line draw:style-name="gr3" draw:text-style-name="P2" draw:layer="layout" svg:x1="12.43cm" svg:y1="4.556cm" svg:x2="12.43cm" svg:y2="6.588cm">
          <text:p/>
        </draw:line>
        <draw:custom-shape draw:style-name="gr4" draw:text-style-name="P3" draw:layer="layout" svg:width="0.508cm" svg:height="0.381cm" draw:transform="rotate (-1.5707963267949) translate (13.446cm 4.3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3.446cm" svg:y1="4.81cm" svg:x2="13.446cm" svg:y2="4.302cm">
          <text:p/>
        </draw:line>
        <draw:custom-shape draw:style-name="gr4" draw:text-style-name="P3" draw:layer="layout" svg:width="0.508cm" svg:height="0.381cm" svg:x="13.63cm" svg:y="5.5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4.138cm" svg:y1="5.572cm" svg:x2="13.63cm" svg:y2="5.572cm">
          <text:p/>
        </draw:line>
        <draw:line draw:style-name="gr3" draw:text-style-name="P2" draw:layer="layout" svg:x1="13.884cm" svg:y1="4.556cm" svg:x2="13.884cm" svg:y2="9.001cm">
          <text:p/>
        </draw:line>
        <draw:line draw:style-name="gr3" draw:text-style-name="P2" draw:layer="layout" svg:x1="12.741cm" svg:y1="7.477cm" svg:x2="13.884cm" svg:y2="7.477cm">
          <text:p/>
        </draw:line>
        <draw:line draw:style-name="gr3" draw:text-style-name="P2" draw:layer="layout" svg:x1="17.764cm" svg:y1="4.556cm" svg:x2="19.034cm" svg:y2="4.556cm">
          <text:p/>
        </draw:line>
        <draw:custom-shape draw:style-name="gr6" draw:text-style-name="P1" draw:layer="layout" svg:width="2.794cm" svg:height="1.651cm" svg:x="18.988cm" svg:y="3.667cm">
          <text:p text:style-name="P1"><text:span text:style-name="T3">Bus</text:span></text:p>
          <text:p text:style-name="P1"><text:span text:style-name="T3">Regulator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1.828cm" svg:y1="4.556cm" svg:x2="28.235cm" svg:y2="4.529cm">
          <text:p/>
        </draw:line>
        <draw:custom-shape draw:style-name="gr6" draw:text-style-name="P1" draw:layer="layout" svg:width="2.794cm" svg:height="1.651cm" svg:x="24.425cm" svg:y="5.572cm">
          <text:p text:style-name="P1"><text:span text:style-name="T4">Power</text:span><text:span text:style-name="T4"><text:line-break/></text:span><text:span text:style-name="T4">Switch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5.822cm" svg:y1="7.35cm" svg:x2="25.822cm" svg:y2="8.112cm">
          <text:p/>
        </draw:line>
        <draw:line draw:style-name="gr7" draw:text-style-name="P2" draw:layer="layout" svg:x1="27.246cm" svg:y1="6.461cm" svg:x2="28.362cm" svg:y2="6.461cm">
          <text:p/>
        </draw:line>
        <draw:line draw:style-name="gr3" draw:text-style-name="P2" draw:layer="layout" svg:x1="23.917cm" svg:y1="4.556cm" svg:x2="23.917cm" svg:y2="6.461cm">
          <text:p/>
        </draw:line>
        <draw:line draw:style-name="gr3" draw:text-style-name="P2" draw:layer="layout" svg:x1="23.917cm" svg:y1="6.461cm" svg:x2="24.425cm" svg:y2="6.461cm">
          <text:p/>
        </draw:line>
        <draw:frame draw:style-name="gr8" draw:text-style-name="P5" draw:layer="layout" svg:width="5.142cm" svg:height="0.962cm" svg:x="21.871cm" svg:y="3.64cm">
          <draw:text-box>
            <text:p text:style-name="P4"><text:span text:style-name="T5">Regulated Bus (5V)</text:span></text:p>
          </draw:text-box>
        </draw:frame>
        <draw:frame draw:style-name="gr9" draw:text-style-name="P5" draw:layer="layout" svg:width="5.375cm" svg:height="0.962cm" svg:x="9.68cm" svg:y="3.594cm">
          <draw:text-box>
            <text:p text:style-name="P4"><text:span text:style-name="T5">Semi-Regulated Bus</text:span></text:p>
          </draw:text-box>
        </draw:frame>
        <draw:custom-shape draw:style-name="gr10" draw:text-style-name="P6" draw:layer="layout" svg:width="2.159cm" svg:height="1.651cm" svg:x="14.843cm" svg:y="8.112cm">
          <text:p text:style-name="P1"><text:span text:style-name="T6">Battery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286cm" svg:height="0.916cm" svg:x="1.154cm" svg:y="4.529cm">
          <text:p text:style-name="P1"><text:span text:style-name="T4">Solar</text:span><text:span text:style-name="T4"><text:line-break/></text:span><text:span text:style-name="T4">Array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3.749cm" svg:height="7.874cm" svg:x="3.794cm" svg:y="2.5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54cm" svg:height="0.254cm" svg:x="5.445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5.445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2.298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827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827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23.86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23.86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27cm" svg:height="1.673cm" svg:x="4.302cm" svg:y="6.585cm">
          <draw:text-box>
            <text:p text:style-name="P4"><text:span text:style-name="T3">6x</text:span></text:p>
          </draw:text-box>
        </draw:frame>
        <draw:custom-shape draw:style-name="gr11" draw:text-style-name="P6" draw:layer="layout" svg:width="2.286cm" svg:height="0.916cm" svg:x="1.154cm" svg:y="5.529cm">
          <text:p text:style-name="P1"><text:span text:style-name="T4">Solar</text:span><text:span text:style-name="T4"><text:line-break/></text:span><text:span text:style-name="T4">Array</text:span></text:p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2.794cm" svg:height="1.673cm" svg:x="14.027cm" svg:y="5.377cm">
          <draw:text-box>
            <text:p><text:span text:style-name="T1">Battery Discharge Regulator</text:span></text:p>
          </draw:text-box>
        </draw:frame>
        <draw:line draw:style-name="gr3" draw:text-style-name="P2" draw:layer="layout" svg:x1="17.002cm" svg:y1="4.556cm" svg:x2="18.018cm" svg:y2="4.048cm">
          <text:p/>
        </draw:line>
        <draw:custom-shape draw:style-name="gr4" draw:text-style-name="P3" draw:layer="layout" svg:width="0.254cm" svg:height="0.254cm" svg:x="17.764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6.875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413cm" svg:y1="5.291cm" svg:x2="6.461cm" svg:y2="5.291cm">
          <text:p/>
        </draw:line>
        <draw:line draw:style-name="gr3" draw:text-style-name="P2" draw:layer="layout" svg:x1="3.413cm" svg:y1="6.334cm" svg:x2="6.461cm" svg:y2="6.334cm">
          <text:p/>
        </draw:line>
        <draw:line draw:style-name="gr3" draw:text-style-name="P2" draw:layer="layout" svg:x1="6.461cm" svg:y1="5.318cm" svg:x2="6.461cm" svg:y2="7.731cm">
          <text:p/>
        </draw:line>
        <draw:custom-shape draw:style-name="gr14" draw:text-style-name="P9" draw:layer="layout" svg:width="0.762cm" svg:height="0.508cm" draw:transform="rotate (-3.14159265358979) translate (6.869cm 8.1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22.463cm" svg:y1="4.556cm" svg:x2="22.463cm" svg:y2="5.953cm">
          <text:p/>
        </draw:line>
        <draw:line draw:style-name="gr15" draw:text-style-name="P2" draw:layer="layout" svg:x1="22.844cm" svg:y1="5.953cm" svg:x2="22.082cm" svg:y2="5.953cm">
          <text:p/>
        </draw:line>
        <draw:line draw:style-name="gr15" draw:text-style-name="P2" draw:layer="layout" svg:x1="22.844cm" svg:y1="6.153cm" svg:x2="22.082cm" svg:y2="6.153cm">
          <text:p/>
        </draw:line>
        <draw:custom-shape draw:style-name="gr14" draw:text-style-name="P9" draw:layer="layout" svg:width="0.762cm" svg:height="0.508cm" draw:transform="rotate (-3.14159265358979) translate (22.844cm 7.06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22.528cm" svg:y1="6.588cm" svg:x2="22.528cm" svg:y2="6.207cm">
          <text:p/>
        </draw:line>
        <draw:line draw:style-name="gr7" draw:text-style-name="P2" draw:layer="layout" svg:x1="17.383cm" svg:y1="2.016cm" svg:x2="17.383cm" svg:y2="4.429cm">
          <text:p/>
        </draw:line>
        <draw:custom-shape draw:style-name="gr11" draw:text-style-name="P6" draw:layer="layout" svg:width="2.286cm" svg:height="0.916cm" svg:x="1.154cm" svg:y="7.629cm">
          <text:p text:style-name="P1"><text:span text:style-name="T4">External</text:span><text:span text:style-name="T4"><text:line-break/></text:span><text:span text:style-name="T4">Charger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629cm" svg:y1="8.112cm" svg:x2="3.413cm" svg:y2="8.112cm">
          <text:p/>
        </draw:line>
        <draw:frame draw:style-name="gr16" draw:text-style-name="P7" draw:layer="layout" svg:width="1.27cm" svg:height="1.038cm" svg:x="25.892cm" svg:y="7.328cm">
          <draw:text-box>
            <text:p text:style-name="P4"><text:span text:style-name="T3">4x</text:span></text:p>
          </draw:text-box>
        </draw:frame>
        <draw:line draw:style-name="gr3" draw:text-style-name="P2" draw:layer="layout" svg:x1="14.843cm" svg:y1="8.974cm" svg:x2="13.827cm" svg:y2="8.97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4-11T22:37:48.891623819</meta:creation-date>
    <dc:date>2022-09-14T10:28:42.384737432</dc:date>
    <meta:editing-duration>PT1H6M50S</meta:editing-duration>
    <meta:editing-cycles>18</meta:editing-cycles>
    <meta:generator>LibreOffice/7.4.0.3$Linux_X86_64 LibreOffice_project/40$Build-3</meta:generator>
    <meta:document-statistic meta:object-count="59"/>
  </office:meta>
</office:document-meta>
</file>